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2.845cm" fo:min-width="24.064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textarea-horizontal-align="justify" draw:textarea-vertical-align="middle" draw:auto-grow-height="false" fo:min-height="1.55cm" fo:min-width="24.8cm"/>
    </style:style>
    <style:style style:name="gr14" style:family="graphic" style:parent-style-name="standard">
      <style:graphic-properties draw:fill-color="#ff99ff" draw:textarea-horizontal-align="justify" draw:textarea-vertical-align="top" draw:auto-grow-height="false" fo:min-height="6.35cm" fo:min-width="7.8cm"/>
    </style:style>
    <style:style style:name="gr15" style:family="graphic" style:parent-style-name="standard">
      <style:graphic-properties draw:fill-color="#ccff99" draw:textarea-horizontal-align="justify" draw:textarea-vertical-align="top" draw:auto-grow-height="false" fo:min-height="6.35cm" fo:min-width="7.7cm"/>
    </style:style>
    <style:style style:name="gr16" style:family="graphic" style:parent-style-name="standard">
      <style:graphic-properties draw:fill-color="#99ffff" draw:textarea-horizontal-align="justify" draw:textarea-vertical-align="top" draw:auto-grow-height="false" fo:min-height="6.35cm" fo:min-width="7.6cm"/>
    </style:style>
    <style:style style:name="gr17" style:family="graphic" style:parent-style-name="standard">
      <style:graphic-properties draw:fill-color="#ff99ff" draw:textarea-horizontal-align="justify" draw:textarea-vertical-align="middle" draw:auto-grow-height="false" fo:min-height="0.55cm" fo:min-width="1.7cm"/>
    </style:style>
    <style:style style:name="gr18" style:family="graphic" style:parent-style-name="standard">
      <style:graphic-properties draw:fill-color="#ff99ff" draw:textarea-horizontal-align="justify" draw:textarea-vertical-align="middle" draw:auto-grow-height="false" fo:min-height="0.55cm" fo:min-width="1cm"/>
    </style:style>
    <style:style style:name="gr19" style:family="graphic" style:parent-style-name="standard">
      <style:graphic-properties draw:textarea-horizontal-align="justify" draw:textarea-vertical-align="middle" draw:auto-grow-height="false" fo:min-height="1.75cm" fo:min-width="1.7cm"/>
    </style:style>
    <style:style style:name="gr20" style:family="graphic" style:parent-style-name="standard">
      <style:graphic-properties draw:textarea-horizontal-align="justify" draw:textarea-vertical-align="middle" draw:auto-grow-height="false" fo:min-height="1.75cm" fo:min-width="1cm"/>
    </style:style>
    <style:style style:name="gr21" style:family="graphic" style:parent-style-name="standard">
      <style:graphic-properties draw:fill-color="#ccff99" draw:textarea-horizontal-align="justify" draw:textarea-vertical-align="middle" draw:auto-grow-height="false" fo:min-height="0.55cm" fo:min-width="1.7cm"/>
    </style:style>
    <style:style style:name="gr22" style:family="graphic" style:parent-style-name="standard">
      <style:graphic-properties draw:fill-color="#ccff99" draw:textarea-horizontal-align="justify" draw:textarea-vertical-align="middle" draw:auto-grow-height="false" fo:min-height="0.55cm" fo:min-width="1cm"/>
    </style:style>
    <style:style style:name="gr23" style:family="graphic" style:parent-style-name="standard">
      <style:graphic-properties draw:fill-color="#99ffff" draw:textarea-horizontal-align="justify" draw:textarea-vertical-align="middle" draw:auto-grow-height="false" fo:min-height="0.55cm" fo:min-width="1.7cm"/>
    </style:style>
    <style:style style:name="gr24" style:family="graphic" style:parent-style-name="standard">
      <style:graphic-properties draw:fill-color="#99ffff" draw:textarea-horizontal-align="justify" draw:textarea-vertical-align="middle" draw:auto-grow-height="false" fo:min-height="0.55cm" fo:min-width="1cm"/>
    </style:style>
    <style:style style:name="gr25" style:family="graphic" style:parent-style-name="standard">
      <style:graphic-properties draw:textarea-horizontal-align="justify" draw:textarea-vertical-align="middle" draw:auto-grow-height="false" fo:min-height="1.75cm" fo:min-width="1.8cm"/>
    </style:style>
    <style:style style:name="gr26" style:family="graphic" style:parent-style-name="standard">
      <style:graphic-properties draw:fill-color="#ccff99" draw:textarea-horizontal-align="justify" draw:textarea-vertical-align="middle" draw:auto-grow-height="false" fo:min-height="0.55cm" fo:min-width="1.8cm"/>
    </style:style>
    <style:style style:name="gr27" style:family="graphic" style:parent-style-name="standard">
      <style:graphic-properties draw:fill-color="#99ffff" draw:textarea-horizontal-align="justify" draw:textarea-vertical-align="middle" draw:auto-grow-height="false" fo:min-height="0.55cm" fo:min-width="1.8cm"/>
    </style:style>
    <style:style style:name="gr28"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textarea-vertical-align="top" fo:min-height="6.436cm"/>
    </style:style>
    <style:style style:name="pr5" style:family="presentation" style:parent-style-name="Standard-subtitle">
      <style:graphic-properties draw:fill-color="#ffffff" draw:textarea-vertical-align="top" fo:min-height="8.452cm"/>
    </style:style>
    <style:style style:name="pr6" style:family="presentation" style:parent-style-name="Standard-subtitle">
      <style:graphic-properties draw:fill-color="#ffffff" draw:textarea-vertical-align="top" draw:auto-grow-height="true" fo:min-height="1.586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style:paragraph-properties fo:margin-left="0cm" fo:margin-right="0cm" fo:text-align="start" fo:text-indent="0cm"/>
      <style:text-properties fo:font-size="32pt"/>
    </style:style>
    <style:style style:name="P14" style:family="paragraph">
      <loext:graphic-properties draw:fill-color="#ffffff"/>
      <style:paragraph-properties fo:margin-left="0cm" fo:margin-right="0cm" fo:text-align="start" fo:text-indent="0cm"/>
      <style:text-properties fo:font-size="32pt"/>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loext:graphic-properties draw:fill-color="#ccff99"/>
      <style:paragraph-properties fo:text-align="center"/>
    </style:style>
    <style:style style:name="P18" style:family="paragraph">
      <loext:graphic-properties draw:fill-color="#99ffff"/>
      <style:paragraph-properties fo:text-align="center"/>
    </style:style>
    <style:style style:name="P19" style:family="paragraph">
      <style:paragraph-properties fo:text-align="center"/>
      <style:text-properties fo:font-size="16pt" style:font-size-asian="16pt" style:font-size-complex="16pt"/>
    </style:style>
    <style:style style:name="P20" style:family="paragraph">
      <loext:graphic-properties draw:fill-color="#ff99ff"/>
      <style:paragraph-properties fo:text-align="center"/>
      <style:text-properties fo:font-size="16pt" style:font-size-asian="16pt" style:font-size-complex="16pt"/>
    </style:style>
    <style:style style:name="P21" style:family="paragraph">
      <style:paragraph-properties fo:text-align="center"/>
      <style:text-properties fo:font-size="13pt" style:font-size-asian="13pt" style:font-size-complex="13pt"/>
    </style:style>
    <style:style style:name="P22" style:family="paragraph">
      <loext:graphic-properties draw:fill-color="#ccff99"/>
      <style:paragraph-properties fo:text-align="center"/>
      <style:text-properties fo:font-size="16pt" style:font-size-asian="16pt" style:font-size-complex="16pt"/>
    </style:style>
    <style:style style:name="P23" style:family="paragraph">
      <loext:graphic-properties draw:fill-color="#99ffff"/>
      <style:paragraph-properties fo:text-align="center"/>
      <style:text-properties fo:font-size="16pt" style:font-size-asian="16pt" style:font-size-complex="16pt"/>
    </style:style>
    <style:style style:name="P24" style:family="paragraph">
      <style:paragraph-properties fo:text-align="center"/>
      <style:text-properties fo:font-size="14pt" style:font-size-asian="14pt" style:font-size-complex="14pt"/>
    </style:style>
    <style:style style:name="P25" style:family="paragraph">
      <loext:graphic-properties draw:fill-color="#99ffff"/>
      <style:paragraph-properties fo:text-align="center"/>
      <style:text-properties fo:font-size="14pt" style:font-size-asian="14pt" style:font-size-complex="14pt"/>
    </style:style>
    <style:style style:name="P26" style:family="paragraph">
      <loext:graphic-properties draw:fill="none" draw:fill-color="#ff99ff"/>
      <style:paragraph-properties fo:text-align="center"/>
    </style:style>
    <style:style style:name="P27" style:family="paragraph">
      <style:paragraph-properties fo:text-align="start"/>
      <style:text-properties fo:font-size="32pt"/>
    </style:style>
    <style:style style:name="P28" style:family="paragraph">
      <style:paragraph-properties fo:margin-top="0.42cm" fo:margin-bottom="0.35cm" fo:text-align="start"/>
      <style:text-properties fo:font-size="32pt"/>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text-style-name="P4" draw:layer="layout" svg:width="13.4cm" svg:height="8.452cm" svg:x="1.2cm" svg:y="5.714cm" presentation:class="subtitle" presentation:user-transformed="true">
          <draw:text-box>
            <text:p text:style-name="P2"><text:span text:style-name="T1">Cgroups sous-systèmes (/sys/fs/cgroup/):</text:span></text:p>
            <text:p text:style-name="P3"><text:span text:style-name="T2">memory </text:span></text:p>
            <text:p text:style-name="P3"><text:span text:style-name="T2">CPU </text:span></text:p>
            <text:p text:style-name="P3"><text:span text:style-name="T2">block I/O </text:span></text:p>
            <text:p text:style-name="P3"><text:span text:style-name="T2">Network</text:span></text:p>
            <text:p text:style-name="P3"><text:span text:style-name="T2">cpuset </text:span></text:p>
            <text:p text:style-name="P3"><text:span text:style-name="T2">…</text:span><text:span text:style-name="T2">.</text:span></text:p>
            <text:p text:style-name="P2"><text:span text:style-name="T3"/></text:p>
          </draw:text-box>
        </draw:frame>
        <draw:frame presentation:style-name="pr5" draw:text-style-name="P4" draw:layer="layout" svg:width="9.2cm" svg:height="8.452cm" svg:x="17.1cm" svg:y="5.72cm">
          <draw:text-box>
            <text:p text:style-name="P2"><text:span text:style-name="T1">Namespaces (/proc/[pid]/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164cm" svg:height="5.939cm" svg:x="0.4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Le système hôte aura une vue sur les espaces de nom qu’il contient, </text:p>
            <text:p>mais l’inverse n’est pas vrai.</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6"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6" draw:text-style-name="P14" draw:layer="layout" svg:width="25.199cm" svg:height="1.586cm" svg:x="1.4cm" svg:y="1.014cm" presentation:class="subtitle" presentation:user-transformed="true">
          <draw:text-box>
            <text:p text:style-name="P13">Les espaces de nom isolent les containers</text:p>
          </draw:text-box>
        </draw:frame>
        <draw:frame draw:style-name="gr12" draw:text-style-name="P16" draw:layer="layout" svg:width="23.591cm" svg:height="4.517cm" svg:x="1.8cm" svg:y="15.4cm">
          <draw:text-box>
            <text:p text:style-name="P15">Plusieurs applications contenues dans des distributions Linux différentes, qui sont </text:p>
            <text:p text:style-name="P15">complètement isolées les unes des autres, mais qui partagent le même noyau </text:p>
            <text:p text:style-name="P15">Linux.</text:p>
            <text:p text:style-name="P15"/>
            <text:p text:style-name="P15">La mise en place d’une passerelle réseau au sein du système hôte peut </text:p>
            <text:p text:style-name="P15">permettre leur communication.</text:p>
          </draw:text-box>
        </draw:frame>
        <draw:custom-shape draw:style-name="gr13"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4"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5" draw:text-style-name="P17" draw:layer="layout" svg:width="8.2cm" svg:height="6.6cm" svg:x="10.1cm" svg:y="3.1cm">
          <text:p text:style-name="P9">Alpine</text:p>
          <draw:enhanced-geometry svg:viewBox="0 0 21600 21600" draw:type="rectangle" draw:enhanced-path="M 0 0 L 21600 0 21600 21600 0 21600 0 0 Z N"/>
        </draw:custom-shape>
        <draw:custom-shape draw:style-name="gr16" draw:text-style-name="P18" draw:layer="layout" svg:width="8.1cm" svg:height="6.6cm" svg:x="18.6cm" svg:y="3.1cm">
          <text:p text:style-name="P9">Debian</text:p>
          <draw:enhanced-geometry svg:viewBox="0 0 21600 21600" draw:type="rectangle" draw:enhanced-path="M 0 0 L 21600 0 21600 21600 0 21600 0 0 Z N"/>
        </draw:custom-shape>
        <draw:custom-shape draw:style-name="gr17" draw:text-style-name="P20" draw:layer="layout" svg:width="2.2cm" svg:height="0.8cm" svg:x="1.4cm" svg:y="10cm">
          <text:p text:style-name="P19"><text:span text:style-name="T4">PID 1</text:span></text:p>
          <draw:enhanced-geometry svg:viewBox="0 0 21600 21600" draw:type="rectangle" draw:enhanced-path="M 0 0 L 21600 0 21600 21600 0 21600 0 0 Z N"/>
        </draw:custom-shape>
        <draw:custom-shape draw:style-name="gr18" draw:text-style-name="P20" draw:layer="layout" svg:width="1.5cm" svg:height="0.8cm" svg:x="3.9cm" svg:y="10cm">
          <text:p text:style-name="P19"><text:span text:style-name="T4">/</text:span></text:p>
          <draw:enhanced-geometry svg:viewBox="0 0 21600 21600" draw:type="rectangle" draw:enhanced-path="M 0 0 L 21600 0 21600 21600 0 21600 0 0 Z N"/>
        </draw:custom-shape>
        <draw:custom-shape draw:style-name="gr18" draw:text-style-name="P20" draw:layer="layout" svg:width="1.5cm" svg:height="0.8cm" svg:x="5.7cm" svg:y="10cm">
          <text:p text:style-name="P19"><text:span text:style-name="T4">uid 0</text:span></text:p>
          <draw:enhanced-geometry svg:viewBox="0 0 21600 21600" draw:type="rectangle" draw:enhanced-path="M 0 0 L 21600 0 21600 21600 0 21600 0 0 Z N"/>
        </draw:custom-shape>
        <draw:custom-shape draw:style-name="gr19" draw:text-style-name="P19" draw:layer="layout" svg:width="2.2cm" svg:height="2cm" svg:x="1.4cm" svg:y="11cm">
          <text:p text:style-name="P19"><text:span text:style-name="T4">PI</text:span><text:span text:style-name="T4">D </text:span><text:span text:style-name="T4">X</text:span></text:p>
          <draw:enhanced-geometry svg:viewBox="0 0 21600 21600" draw:type="rectangle" draw:enhanced-path="M 0 0 L 21600 0 21600 21600 0 21600 0 0 Z N"/>
        </draw:custom-shape>
        <draw:custom-shape draw:style-name="gr20" draw:text-style-name="P19" draw:layer="layout" svg:width="1.5cm" svg:height="2cm" svg:x="3.9cm" svg:y="11cm">
          <text:p text:style-name="P19"><text:span text:style-name="T4">.../ct1</text:span></text:p>
          <draw:enhanced-geometry svg:viewBox="0 0 21600 21600" draw:type="rectangle" draw:enhanced-path="M 0 0 L 21600 0 21600 21600 0 21600 0 0 Z N"/>
        </draw:custom-shape>
        <draw:custom-shape draw:style-name="gr20" draw:text-style-name="P21" draw:layer="layout" svg:width="1.5cm" svg:height="2cm" svg:x="5.7cm" svg:y="11cm">
          <text:p text:style-name="P21"><text:span text:style-name="T5">subuid</text:span></text:p>
          <text:p text:style-name="P21"><text:span text:style-name="T5">X</text:span></text:p>
          <draw:enhanced-geometry svg:viewBox="0 0 21600 21600" draw:type="rectangle" draw:enhanced-path="M 0 0 L 21600 0 21600 21600 0 21600 0 0 Z N"/>
        </draw:custom-shape>
        <draw:custom-shape draw:style-name="gr21" draw:text-style-name="P22" draw:layer="layout" svg:width="2.2cm" svg:height="0.8cm" svg:x="10.1cm" svg:y="10cm">
          <text:p text:style-name="P19"><text:span text:style-name="T4">PID 1</text:span></text:p>
          <draw:enhanced-geometry svg:viewBox="0 0 21600 21600" draw:type="rectangle" draw:enhanced-path="M 0 0 L 21600 0 21600 21600 0 21600 0 0 Z N"/>
        </draw:custom-shape>
        <draw:custom-shape draw:style-name="gr22" draw:text-style-name="P22" draw:layer="layout" svg:width="1.5cm" svg:height="0.8cm" svg:x="12.6cm" svg:y="10cm">
          <text:p text:style-name="P19"><text:span text:style-name="T4">/</text:span></text:p>
          <draw:enhanced-geometry svg:viewBox="0 0 21600 21600" draw:type="rectangle" draw:enhanced-path="M 0 0 L 21600 0 21600 21600 0 21600 0 0 Z N"/>
        </draw:custom-shape>
        <draw:custom-shape draw:style-name="gr22" draw:text-style-name="P22" draw:layer="layout" svg:width="1.5cm" svg:height="0.8cm" svg:x="14.3cm" svg:y="10cm">
          <text:p text:style-name="P19"><text:span text:style-name="T4">uid 0</text:span></text:p>
          <draw:enhanced-geometry svg:viewBox="0 0 21600 21600" draw:type="rectangle" draw:enhanced-path="M 0 0 L 21600 0 21600 21600 0 21600 0 0 Z N"/>
        </draw:custom-shape>
        <draw:custom-shape draw:style-name="gr19" draw:text-style-name="P19" draw:layer="layout" svg:width="2.2cm" svg:height="2cm" svg:x="10.1cm" svg:y="11cm">
          <text:p text:style-name="P19"><text:span text:style-name="T4">PID Y</text:span></text:p>
          <draw:enhanced-geometry svg:viewBox="0 0 21600 21600" draw:type="rectangle" draw:enhanced-path="M 0 0 L 21600 0 21600 21600 0 21600 0 0 Z N"/>
        </draw:custom-shape>
        <draw:custom-shape draw:style-name="gr23" draw:text-style-name="P23" draw:layer="layout" svg:width="2.2cm" svg:height="0.8cm" svg:x="18.6cm" svg:y="10cm">
          <text:p text:style-name="P19"><text:span text:style-name="T4">PID 1</text:span></text:p>
          <draw:enhanced-geometry svg:viewBox="0 0 21600 21600" draw:type="rectangle" draw:enhanced-path="M 0 0 L 21600 0 21600 21600 0 21600 0 0 Z N"/>
        </draw:custom-shape>
        <draw:custom-shape draw:style-name="gr24" draw:text-style-name="P25" draw:layer="layout" svg:width="1.5cm" svg:height="0.8cm" svg:x="21cm" svg:y="10cm">
          <text:p text:style-name="P24"><text:span text:style-name="T6">/</text:span></text:p>
          <draw:enhanced-geometry svg:viewBox="0 0 21600 21600" draw:type="rectangle" draw:enhanced-path="M 0 0 L 21600 0 21600 21600 0 21600 0 0 Z N"/>
        </draw:custom-shape>
        <draw:custom-shape draw:style-name="gr24" draw:text-style-name="P23" draw:layer="layout" svg:width="1.5cm" svg:height="0.8cm" svg:x="22.7cm" svg:y="10cm">
          <text:p text:style-name="P19"><text:span text:style-name="T4">uid 0</text:span></text:p>
          <draw:enhanced-geometry svg:viewBox="0 0 21600 21600" draw:type="rectangle" draw:enhanced-path="M 0 0 L 21600 0 21600 21600 0 21600 0 0 Z N"/>
        </draw:custom-shape>
        <draw:custom-shape draw:style-name="gr19" draw:text-style-name="P19" draw:layer="layout" svg:width="2.2cm" svg:height="2cm" svg:x="18.6cm" svg:y="11cm">
          <text:p text:style-name="P19"><text:span text:style-name="T4">PID Z</text:span></text:p>
          <draw:enhanced-geometry svg:viewBox="0 0 21600 21600" draw:type="rectangle" draw:enhanced-path="M 0 0 L 21600 0 21600 21600 0 21600 0 0 Z N"/>
        </draw:custom-shape>
        <draw:custom-shape draw:style-name="gr20" draw:text-style-name="P19" draw:layer="layout" svg:width="1.5cm" svg:height="2cm" svg:x="12.6cm" svg:y="11cm">
          <text:p text:style-name="P19"><text:span text:style-name="T4">.../ct2</text:span></text:p>
          <draw:enhanced-geometry svg:viewBox="0 0 21600 21600" draw:type="rectangle" draw:enhanced-path="M 0 0 L 21600 0 21600 21600 0 21600 0 0 Z N"/>
        </draw:custom-shape>
        <draw:custom-shape draw:style-name="gr20" draw:text-style-name="P19" draw:layer="layout" svg:width="1.5cm" svg:height="2cm" svg:x="21cm" svg:y="11cm">
          <text:p text:style-name="P19"><text:span text:style-name="T4">../ct3</text:span></text:p>
          <draw:enhanced-geometry svg:viewBox="0 0 21600 21600" draw:type="rectangle" draw:enhanced-path="M 0 0 L 21600 0 21600 21600 0 21600 0 0 Z N"/>
        </draw:custom-shape>
        <draw:custom-shape draw:style-name="gr20" draw:text-style-name="P19" draw:layer="layout" svg:width="1.5cm" svg:height="2cm" svg:x="14.3cm" svg:y="11cm">
          <text:p text:style-name="P21"><text:span text:style-name="T5">subuid</text:span></text:p>
          <text:p text:style-name="P21"><text:span text:style-name="T5">X</text:span></text:p>
          <draw:enhanced-geometry svg:viewBox="0 0 21600 21600" draw:type="rectangle" draw:enhanced-path="M 0 0 L 21600 0 21600 21600 0 21600 0 0 Z N"/>
        </draw:custom-shape>
        <draw:custom-shape draw:style-name="gr20" draw:text-style-name="P19" draw:layer="layout" svg:width="1.5cm" svg:height="2cm" svg:x="22.7cm" svg:y="11cm">
          <text:p text:style-name="P21"><text:span text:style-name="T5">subuid</text:span></text:p>
          <text:p text:style-name="P21"><text:span text:style-name="T5">X</text:span></text:p>
          <draw:enhanced-geometry svg:viewBox="0 0 21600 21600" draw:type="rectangle" draw:enhanced-path="M 0 0 L 21600 0 21600 21600 0 21600 0 0 Z N"/>
        </draw:custom-shape>
        <draw:custom-shape draw:style-name="gr25" draw:text-style-name="P19" draw:layer="layout" svg:width="2.3cm" svg:height="2cm" svg:x="24.4cm" svg:y="11cm">
          <text:p text:style-name="P19"><text:span text:style-name="T4">veth3</text:span></text:p>
          <text:p text:style-name="P19"><text:span text:style-name="T4">via</text:span></text:p>
          <text:p text:style-name="P19"><text:span text:style-name="T4">bridge 1</text:span></text:p>
          <draw:enhanced-geometry svg:viewBox="0 0 21600 21600" draw:type="rectangle" draw:enhanced-path="M 0 0 L 21600 0 21600 21600 0 21600 0 0 Z N"/>
        </draw:custom-shape>
        <draw:custom-shape draw:style-name="gr17" draw:text-style-name="P20" draw:layer="layout" svg:width="2.2cm" svg:height="0.8cm" svg:x="7.5cm" svg:y="10cm">
          <text:p text:style-name="P19"><text:span text:style-name="T4">eth0x1</text:span></text:p>
          <draw:enhanced-geometry svg:viewBox="0 0 21600 21600" draw:type="rectangle" draw:enhanced-path="M 0 0 L 21600 0 21600 21600 0 21600 0 0 Z N"/>
        </draw:custom-shape>
        <draw:custom-shape draw:style-name="gr26" draw:text-style-name="P22" draw:layer="layout" svg:width="2.3cm" svg:height="0.8cm" svg:x="16cm" svg:y="10cm">
          <text:p text:style-name="P19"><text:span text:style-name="T4">eth0x2</text:span></text:p>
          <draw:enhanced-geometry svg:viewBox="0 0 21600 21600" draw:type="rectangle" draw:enhanced-path="M 0 0 L 21600 0 21600 21600 0 21600 0 0 Z N"/>
        </draw:custom-shape>
        <draw:custom-shape draw:style-name="gr27" draw:text-style-name="P23" draw:layer="layout" svg:width="2.3cm" svg:height="0.8cm" svg:x="24.4cm" svg:y="10cm">
          <text:p text:style-name="P19"><text:span text:style-name="T4">eth0x3</text:span></text:p>
          <draw:enhanced-geometry svg:viewBox="0 0 21600 21600" draw:type="rectangle" draw:enhanced-path="M 0 0 L 21600 0 21600 21600 0 21600 0 0 Z N"/>
        </draw:custom-shape>
        <draw:custom-shape draw:style-name="gr28" draw:text-style-name="P26"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29" draw:text-style-name="P26"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6cm" svg:y1="7.8cm" svg:x2="11.6cm" svg:y2="10cm">
          <text:p/>
        </draw:line>
        <draw:custom-shape draw:style-name="gr29" draw:text-style-name="P26"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5" draw:text-style-name="P19" draw:layer="layout" svg:width="2.3cm" svg:height="2cm" svg:x="16cm" svg:y="11cm">
          <text:p text:style-name="P19"><text:span text:style-name="T4">veth2</text:span></text:p>
          <text:p text:style-name="P19"><text:span text:style-name="T4">via</text:span></text:p>
          <text:p text:style-name="P19"><text:span text:style-name="T4">bridg</text:span><text:span text:style-name="T4">e 1</text:span></text:p>
          <draw:enhanced-geometry svg:viewBox="0 0 21600 21600" draw:type="rectangle" draw:enhanced-path="M 0 0 L 21600 0 21600 21600 0 21600 0 0 Z N"/>
        </draw:custom-shape>
        <draw:custom-shape draw:style-name="gr19" draw:text-style-name="P19" draw:layer="layout" svg:width="2.2cm" svg:height="2cm" svg:x="7.5cm" svg:y="11cm">
          <text:p text:style-name="P19"><text:span text:style-name="T4">veth1</text:span></text:p>
          <text:p text:style-name="P19"><text:span text:style-name="T4">via</text:span></text:p>
          <text:p text:style-name="P19"><text:span text:style-name="T4">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4" draw:text-style-name="P4" draw:layer="layout" svg:width="13.4cm" svg:height="8.452cm" svg:x="1.2cm" svg:y="5.714cm" presentation:class="subtitle" presentation:user-transformed="true">
          <draw:text-box>
            <text:p text:style-name="P27"><text:span text:style-name="T1">Cgroups sous-systèmes (/sys/fs/cgroup/):</text:span></text:p>
            <text:p text:style-name="P28"><text:span text:style-name="T2">memory </text:span></text:p>
            <text:p text:style-name="P28"><text:span text:style-name="T2">CPU </text:span></text:p>
            <text:p text:style-name="P28"><text:span text:style-name="T2">block I/O </text:span></text:p>
            <text:p text:style-name="P28"><text:span text:style-name="T2">Network</text:span></text:p>
            <text:p text:style-name="P28"><text:span text:style-name="T2">cpuset </text:span></text:p>
            <text:p text:style-name="P28"><text:span text:style-name="T2">…</text:span><text:span text:style-name="T2">.</text:span></text:p>
            <text:p text:style-name="P27"><text:span text:style-name="T3"/></text:p>
          </draw:text-box>
        </draw:frame>
        <draw:frame presentation:style-name="pr5" draw:text-style-name="P4" draw:layer="layout" svg:width="9.2cm" svg:height="8.452cm" svg:x="17.1cm" svg:y="5.72cm">
          <draw:text-box>
            <text:p text:style-name="P27"><text:span text:style-name="T1">Namespaces (/proc/[pid]/ns):</text:span></text:p>
            <text:p text:style-name="P28"><text:span text:style-name="T2">pid</text:span></text:p>
            <text:p text:style-name="P28"><text:span text:style-name="T2">net</text:span></text:p>
            <text:p text:style-name="P28"><text:span text:style-name="T2">mnt</text:span></text:p>
            <text:p text:style-name="P28"><text:span text:style-name="T2">uts</text:span></text:p>
            <text:p text:style-name="P28"><text:span text:style-name="T2">ipc</text:span></text:p>
            <text:p text:style-name="P28"><text:span text:style-name="T2">user</text:span></text:p>
            <text:p text:style-name="P27"><text:span text:style-name="T3"/></text:p>
          </draw:text-box>
        </draw:frame>
        <draw:frame draw:style-name="gr2" draw:text-style-name="P16" draw:layer="layout" svg:width="26.808cm" svg:height="3.095cm" svg:x="0.492cm" svg:y="0.938cm">
          <draw:text-box>
            <text:p text:style-name="P15">Ce que fait docker :</text:p>
          </draw:text-box>
        </draw:frame>
        <draw:frame draw:style-name="gr3" draw:text-style-name="P16" draw:layer="layout" svg:width="27.164cm" svg:height="5.939cm" svg:x="0.492cm" svg:y="14.039cm">
          <draw:text-box>
            <text:p text:style-name="P15">Les groupes de contrôle permettent de limiter et de contrôler les ressources attribuées à </text:p>
            <text:p text:style-name="P15">un processus.</text:p>
            <text:p text:style-name="P15"/>
            <text:p text:style-name="P15">Les espaces de nom permettent d’isoler un processus au sein d’un système pouvant bénéficier</text:p>
            <text:p text:style-name="P15">d’un arbre de processus, d’interfaces réseau, de points de montage ou encore d’utilisateurs qui</text:p>
            <text:p text:style-name="P15">sont complètement isolés du système hôte.</text:p>
            <text:p text:style-name="P15">Le système hôte aura une vue sur les espaces de nom qu’il contient, </text:p>
            <text:p text:style-name="P15">mais l’inverse n’est pas vrai.</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3T16:39:25.385350193</dc:date>
    <meta:editing-duration>P3DT21H4M36S</meta:editing-duration>
    <meta:editing-cycles>23</meta:editing-cycles>
    <meta:document-statistic meta:object-count="103"/>
  </office:meta>
</office:document-meta>
</file>